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9543" officeooo:paragraph-rsid="00119543"/>
    </style:style>
    <style:style style:name="P2" style:family="paragraph" style:parent-style-name="Table_20_Contents">
      <style:text-properties officeooo:rsid="00119543" officeooo:paragraph-rsid="00119543"/>
    </style:style>
    <style:style style:name="P3" style:family="paragraph" style:parent-style-name="Table_20_Contents">
      <style:text-properties officeooo:rsid="001298df" officeooo:paragraph-rsid="001298df"/>
    </style:style>
    <style:style style:name="T1" style:family="text">
      <style:text-properties officeooo:rsid="001298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Cricketer's Ratings</text:p>
      <text:p text:style-name="P1"/>
      <text:p text:style-name="P1">Name - <text:s text:c="3"/>___________________________</text:p>
      <text:p text:style-name="P1"/>
      <text:p text:style-name="P1">Age (in years) - ______________________</text:p>
      <text:p text:style-name="P1"/>
      <text:p text:style-name="P1">Gender - _____</text:p>
      <text:p text:style-name="P1"/>
      <text:p text:style-name="P1">Zip-Code - _______</text:p>
      <text:p text:style-name="P1"><text:s/></text:p>
      <text:p text:style-name="P1">Rate the cricketer's on a scale of 1-5. Ratings should be based on your personal views.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Cricketer's Name</text:p>
          </table:table-cell>
          <table:table-cell table:style-name="Table1.B1" office:value-type="string">
            <text:p text:style-name="P2">Rating</text:p>
          </table:table-cell>
        </table:table-row>
        <table:table-row>
          <table:table-cell table:style-name="Table1.A2" office:value-type="string">
            <text:p text:style-name="P2">1. Sachin Tendulka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. Virender Sehwa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3. Adam Gilchris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4. Ricky Pontin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5. Imran Kha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6. Waqar Youn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7. Chris Gayl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8. Virat Kohli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9. MS Dhoni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0. Rahul Dravid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1. Inzamam-ul-Haq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2. Javed Miadad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3. Zaheer Kha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4. Muthiah Muralidara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5. Jacques Kalli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6. AB devillier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7. Dale Stey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8. Mohammad Ami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9. Shoaib Akhta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0. Matthew Hayde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1. Brian Lara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2. Anil Kumbl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3. Harbhajan Sing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4. Graeme Smit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5. Mike Hussey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6. Brett Le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7. VVS Laxma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8. Sourav Ganguly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3">29. Darren Sammy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30. Hashim Amla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31. Shikhar Dhawa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32. Rohit Sharma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33. Gautam Gambhi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34. David Warn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35. Ravichandran Ashwi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36. Mitchell Starc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37. Mohammed Shami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38. Sunil Narin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39. Glenn Maxwel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40. Dwayne Bravo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3:10:28.188833065</meta:creation-date>
    <dc:date>2016-11-09T13:30:18.690197521</dc:date>
    <meta:editing-duration>PT4M30S</meta:editing-duration>
    <meta:editing-cycles>1</meta:editing-cycles>
    <meta:document-statistic meta:table-count="1" meta:image-count="0" meta:object-count="0" meta:page-count="2" meta:paragraph-count="49" meta:word-count="154" meta:character-count="899" meta:non-whitespace-character-count="784"/>
    <meta:generator>LibreOffice/4.2.8.2$Linux_X86_64 LibreOffice_project/420m0$Build-2</meta:generator>
  </office:meta>
</office:document-meta>
</file>